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fb45a" officeooo:paragraph-rsid="001fb45a"/>
    </style:style>
    <style:style style:name="P2" style:family="paragraph" style:parent-style-name="Standard">
      <style:text-properties officeooo:rsid="001fd6f9" officeooo:paragraph-rsid="001fd6f9"/>
    </style:style>
    <style:style style:name="P3" style:family="paragraph" style:parent-style-name="Standard">
      <style:text-properties officeooo:rsid="00214b50" officeooo:paragraph-rsid="00214b50"/>
    </style:style>
    <style:style style:name="P4" style:family="paragraph" style:parent-style-name="Standard">
      <style:text-properties officeooo:rsid="0022edf1" officeooo:paragraph-rsid="0022edf1"/>
    </style:style>
    <style:style style:name="T1" style:family="text">
      <style:text-properties officeooo:rsid="001fd6f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FF Website</text:p>
      <text:p text:style-name="P1"/>
      <text:p text:style-name="P1">* Code with HTML &amp; Java (rotating images on banner image)</text:p>
      <text:p text:style-name="P1">* Checkout and shop with Stripe</text:p>
      <text:p text:style-name="P1">* Registration form</text:p>
      <text:p text:style-name="P1"/>
      <text:p text:style-name="P1">Sections:<text:line-break/>Homepage</text:p>
      <text:p text:style-name="P1">* banner (center – top)</text:p>
      <text:p text:style-name="P1">* thank you to sponsors (center – below banner, rotating logos)</text:p>
      <text:p text:style-name="P1">* scores and upcoming games (above banner) – <text:span text:style-name="T1">link to all schedules</text:span></text:p>
      <text:p text:style-name="P1">* standings (right – beside announcements, below past announcements)</text:p>
      <text:p text:style-name="P1">* shop (left – beside announcements)</text:p>
      <text:p text:style-name="P2">* schedules (left – below shop)</text:p>
      <text:p text:style-name="P1">* announcements &amp; news, <text:span text:style-name="T1">incl. Highlight videos</text:span> (center – below banner)</text:p>
      <text:p text:style-name="P1">* past announcements &amp; news (right – beside announcements)</text:p>
      <text:p text:style-name="P1"/>
      <text:p text:style-name="P2">Past announcements – all past announcements, news, highlight videos</text:p>
      <text:p text:style-name="P2"/>
      <text:p text:style-name="P2">Schedules – scores &amp; upcoming games &amp; practices by team</text:p>
      <text:p text:style-name="P2"/>
      <text:p text:style-name="P2"/>
      <text:p text:style-name="P1"/>
      <text:p text:style-name="P3">Sponsor Possibles:<text:line-break/>Hanover Chiropractic</text:p>
      <text:p text:style-name="P4">KDG</text:p>
      <text:p text:style-name="P4">Montgomery’s</text:p>
      <text:p text:style-name="P4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04T05:33:11.906023300</meta:creation-date>
    <dc:date>2025-11-06T08:14:24.157850600</dc:date>
    <meta:editing-duration>P2DT2H20M35S</meta:editing-duration>
    <meta:editing-cycles>3</meta:editing-cycles>
    <meta:generator>LibreOffice/25.2.6.1$Windows_X86_64 LibreOffice_project/13f8d05e475a6b6572cdd8fe3af1421c659c51c2</meta:generator>
    <meta:document-statistic meta:table-count="0" meta:image-count="0" meta:object-count="0" meta:page-count="1" meta:paragraph-count="18" meta:word-count="108" meta:character-count="727" meta:non-whitespace-character-count="627"/>
  </office:meta>
</office:document-meta>
</file>